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d799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Работа выполняется в парах: один студент выступает в роли аналитика, другой - в роли QA. </text:p>
      <text:p text:style-name="Text_20_body">Задача:</text:p>
      <text:list xml:id="list2586123617" text:style-name="L1">
        <text:list-item>
          <text:p text:style-name="P2">выбрать один вариант из списка предполагаемых бизнес-требований  </text:p>
        </text:list-item>
        <text:list-item>
          <text:p text:style-name="P2">составить перечень вопросов для уточнения бизнес-требований и на их основе сформировать пользовательские требования (преподаватель выступает в роли представителя заказчика и отвечает на вопросы из списка) </text:p>
        </text:list-item>
        <text:list-item>
          <text:p text:style-name="P2">формализовать пользовательские требования с применением  UML диаграммы прецедентов </text:p>
        </text:list-item>
        <text:list-item>
          <text:p text:style-name="P2">предоставить набор пользовательских требований своему коллеге для анализа и формирования замечаний </text:p>
        </text:list-item>
        <text:list-item>
          <text:p text:style-name="P2">скорректировать пользовательские требования с учетом замечаний, уточнив при необходимости у преподавателя недостающую информацию </text:p>
        </text:list-item>
        <text:list-item>
          <text:p text:style-name="P2">сформировать проектные требования и повторно предоставить своему коллеге для анализа и формирования замечаний </text:p>
        </text:list-item>
        <text:list-item>
          <text:p text:style-name="P1">устранить замечания и оформить отчет, содержащий информацию со всех этапов формирования требований </text:p>
        </text:list-item>
      </text:list>
      <text:p text:style-name="Standard"/>
      <text:p text:style-name="Standard"><text:span text:style-name="T1">вариант 2. </text:span>Приложение для планирования выполнения домашних заданий (в</text:p>
      <text:p text:style-name="Standard">школе/университете и тд). Учет заданного, дата наиболее позднего возможного</text:p>
      <text:p text:style-name="Standard">момента для начала выполнения, учет времени просрочки “дедлайна”. Каждому</text:p>
      <text:p text:style-name="Standard">заданию выдавать приорите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5:01:54.492232202</meta:creation-date>
    <dc:date>2025-01-31T17:11:03.391198202</dc:date>
    <meta:editing-duration>PT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42" meta:character-count="1144" meta:non-whitespace-character-count="1012"/>
  </office:meta>
</office:document-meta>
</file>